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" fo:background-color="#bfbfbf" fo:padding-left="0.191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ela1.B1" style:family="table-cell">
      <style:table-cell-properties style:vertical-align="" fo:background-color="#ffffff" fo:padding-left="0.191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ela1.A2" style:family="table-cell">
      <style:table-cell-properties style:vertical-align="" fo:background-color="#bfbfbf" fo:padding-left="0.191cm" fo:padding-right="0.191cm" fo:padding-top="0cm" fo:padding-bottom="0cm" fo:border-left="1.5pt solid #000001" fo:border-right="1.5pt solid #000001" fo:border-top="0.75pt solid #000001" fo:border-bottom="0.75pt solid #000001">
        <style:background-image/>
      </style:table-cell-properties>
    </style:style>
    <style:style style:name="Tabela1.B2" style:family="table-cell">
      <style:table-cell-properties style:vertical-align="" fo:background-color="#ffffff" fo:padding-left="0.191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ela2" style:family="table">
      <style:table-properties style:width="14.446cm" fo:margin-left="1.272cm" fo:margin-top="0cm" fo:margin-bottom="0cm" table:align="left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" fo:background-color="#bfbfbf" fo:padding-left="0.191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ela2.B1" style:family="table-cell">
      <style:table-cell-properties style:vertical-align="" fo:background-color="#ffffff" fo:padding-left="0.191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ela2.A2" style:family="table-cell">
      <style:table-cell-properties style:vertical-align="" fo:background-color="#bfbfbf" fo:padding-left="0.191cm" fo:padding-right="0.191cm" fo:padding-top="0cm" fo:padding-bottom="0cm" fo:border-left="1.5pt solid #000001" fo:border-right="1.5pt solid #000001" fo:border-top="0.75pt solid #000001" fo:border-bottom="0.75pt solid #000001">
        <style:background-image/>
      </style:table-cell-properties>
    </style:style>
    <style:style style:name="Tabela2.B2" style:family="table-cell">
      <style:table-cell-properties style:vertical-align="" fo:background-color="#ffffff" fo:padding-left="0.191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ela2.A6" style:family="table-cell">
      <style:table-cell-properties style:vertical-align="" fo:background-color="#bfbfbf" fo:padding-left="0.191cm" fo:padding-right="0.191cm" fo:padding-top="0cm" fo:padding-bottom="0cm" fo:border-left="1.5pt solid #000001" fo:border-right="1.5pt solid #000001" fo:border-top="0.75pt solid #000001" fo:border-bottom="1.5pt solid #000001">
        <style:background-image/>
      </style:table-cell-properties>
    </style:style>
    <style:style style:name="Tabela2.B6" style:family="table-cell">
      <style:table-cell-properties style:vertical-align="" fo:background-color="#ffffff" fo:padding-left="0.191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ela3" style:family="table">
      <style:table-properties style:width="14.923cm" fo:margin-left="1.272cm" fo:margin-top="0cm" fo:margin-bottom="0cm" table:align="left"/>
    </style:style>
    <style:style style:name="Tabela3.A" style:family="table-column">
      <style:table-column-properties style:column-width="3.332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6.987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4" style:family="table">
      <style:table-properties style:width="14.319cm" fo:margin-left="-0.191cm" fo:margin-top="0cm" fo:margin-bottom="0cm" table:align="left"/>
    </style:style>
    <style:style style:name="Tabela4.A" style:family="table-column">
      <style:table-column-properties style:column-width="5.44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286cm"/>
    </style:style>
    <style:style style:name="Tabela4.1" style:family="table-row">
      <style:table-row-properties style:min-row-height="0.002cm" fo:keep-together="auto"/>
    </style:style>
    <style:style style:name="Tabela4.A1" style:family="table-cell">
      <style:table-cell-properties style:vertical-align="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5" style:family="table">
      <style:table-properties style:width="13.944cm" fo:margin-left="-0.191cm" fo:margin-top="0cm" fo:margin-bottom="0cm" table:align="left"/>
    </style:style>
    <style:style style:name="Tabela5.A" style:family="table-column">
      <style:table-column-properties style:column-width="6.941cm"/>
    </style:style>
    <style:style style:name="Tabela5.B" style:family="table-column">
      <style:table-column-properties style:column-width="2cm"/>
    </style:style>
    <style:style style:name="Tabela5.C" style:family="table-column">
      <style:table-column-properties style:column-width="5.002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style:vertical-align="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a" style:font-name="Times New Roman" fo:font-size="11pt" fo:letter-spacing="normal" fo:background-color="#ffffff" style:font-name-asian="Times New Roman1" style:font-size-asian="11pt" style:font-name-complex="Times New Roman1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margin-top="0cm" fo:margin-bottom="0.212cm" style:contextual-spacing="false" fo:line-height="0.423cm" fo:text-align="start" style:justify-single-word="false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style:font-name="Times" fo:font-size="11pt" fo:letter-spacing="normal" fo:font-style="italic" fo:background-color="#ffffff" style:font-name-asian="Times1" style:font-size-asian="11pt" style:font-style-asian="italic" style:font-name-complex="Times1"/>
    </style:style>
    <style:style style:name="P6" style:family="paragraph" style:parent-style-name="Standard">
      <style:paragraph-properties fo:margin-left="0cm" fo:margin-right="0cm" fo:margin-top="0cm" fo:margin-bottom="0.212cm" style:contextual-spacing="false" fo:line-height="0.423cm" fo:text-align="start" style:justify-single-word="false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.212cm" style:contextual-spacing="false" fo:line-height="0.423cm" fo:text-align="start" style:justify-single-word="false" fo:keep-together="always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212cm" style:contextual-spacing="false" fo:line-height="0.423cm" fo:text-align="start" style:justify-single-word="false" fo:keep-together="always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9" style:family="paragraph" style:parent-style-name="Standard">
      <style:paragraph-properties fo:margin-left="0cm" fo:margin-right="0cm" fo:margin-top="0cm" fo:margin-bottom="0.212cm" style:contextual-spacing="false" fo:line-height="0.423cm" fo:text-align="start" style:justify-single-word="false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</style:style>
    <style:style style:name="P11" style:family="paragraph" style:parent-style-name="Standard" style:list-style-name="WWNum3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2" style:family="paragraph" style:parent-style-name="Standard" style:list-style-name="WWNum5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3" style:family="paragraph" style:parent-style-name="Standard" style:list-style-name="WWNum7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4" style:family="paragraph" style:parent-style-name="Standard" style:list-style-name="WWNum23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5" style:family="paragraph" style:parent-style-name="Standard" style:list-style-name="WWNum46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6" style:family="paragraph" style:parent-style-name="Standard" style:list-style-name="WWNum62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7" style:family="paragraph" style:parent-style-name="Standard" style:list-style-name="WWNum64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8" style:family="paragraph" style:parent-style-name="Standard" style:list-style-name="WWNum75">
      <style:paragraph-properties fo:margin-left="1.27cm" fo:margin-right="0cm" fo:margin-top="0.212cm" fo:margin-bottom="0.106cm" style:contextual-spacing="false" fo:line-height="0.423cm" fo:text-align="start" style:justify-single-word="false" fo:text-indent="-0.635cm" style:auto-text-indent="false" fo:keep-with-next="always"/>
    </style:style>
    <style:style style:name="P19" style:family="paragraph" style:parent-style-name="Standard">
      <style:paragraph-properties fo:margin-left="0.127cm" fo:margin-right="0cm" fo:margin-top="0cm" fo:margin-bottom="0.212cm" style:contextual-spacing="false" fo:line-height="0.423cm" fo:text-align="start" style:justify-single-word="false" fo:keep-together="always" fo:text-indent="0cm" style:auto-text-indent="false" fo:keep-with-next="always"/>
    </style:style>
    <style:style style:name="P20" style:family="paragraph" style:parent-style-name="Standard">
      <style:paragraph-properties fo:margin-left="0.127cm" fo:margin-right="0cm" fo:margin-top="0cm" fo:margin-bottom="0.212cm" style:contextual-spacing="false" fo:line-height="0.423cm" fo:text-align="start" style:justify-single-word="false" fo:keep-together="always" fo:text-indent="0cm" style:auto-text-indent="false"/>
    </style:style>
    <style:style style:name="P21" style:family="paragraph" style:parent-style-name="Standard">
      <style:paragraph-properties fo:margin-left="1.27cm" fo:margin-right="0cm" fo:margin-top="0cm" fo:margin-bottom="0.212cm" style:contextual-spacing="false" fo:line-height="0.423cm" fo:text-align="start" style:justify-single-word="false" fo:keep-together="always" fo:text-indent="0cm" style:auto-text-indent="false"/>
      <style:text-properties fo:color="#00000a" style:font-name="Times New Roman" fo:font-size="11pt" fo:letter-spacing="normal" fo:background-color="#ffffff" style:font-name-asian="Times New Roman1" style:font-size-asian="11pt" style:font-name-complex="Times New Roman1"/>
    </style:style>
    <style:style style:name="T1" style:family="text">
      <style:text-properties fo:color="#00000a" style:font-name="Arial" fo:font-size="18pt" fo:letter-spacing="normal" fo:font-weight="bold" fo:background-color="#ffffff" loext:char-shading-value="0" style:font-name-asian="Arial1" style:font-size-asian="18pt" style:font-weight-asian="bold" style:font-name-complex="Arial1"/>
    </style:style>
    <style:style style:name="T2" style:family="text">
      <style:text-properties fo:color="#00000a" style:font-name="Arial" fo:font-size="12pt" fo:letter-spacing="normal" fo:font-weight="bold" fo:background-color="#ffffff" loext:char-shading-value="0" style:font-name-asian="Arial1" style:font-size-asian="12pt" style:font-weight-asian="bold" style:font-name-complex="Arial1"/>
    </style:style>
    <style:style style:name="T3" style:family="text">
      <style:text-properties fo:color="#00000a" style:font-name="Arial" fo:font-size="10pt" fo:letter-spacing="normal" fo:font-weight="bold" fo:background-color="#ffffff" loext:char-shading-value="0" style:font-name-asian="Arial1" style:font-size-asian="10pt" style:font-weight-asian="bold" style:font-name-complex="Arial1"/>
    </style:style>
    <style:style style:name="T4" style:family="text">
      <style:text-properties fo:color="#00000a" style:font-name="Times New Roman" fo:font-size="11pt" fo:letter-spacing="normal" fo:background-color="#ffffff" loext:char-shading-value="0" style:font-name-asian="Times New Roman1" style:font-size-asian="11pt" style:font-name-complex="Times New Roman1"/>
    </style:style>
    <style:style style:name="T5" style:family="text">
      <style:text-properties fo:color="#00000a" style:font-name="Times New Roman" fo:font-size="11pt" fo:letter-spacing="normal" fo:font-weight="bold" fo:background-color="#ffffff" loext:char-shading-value="0" style:font-name-asian="Times New Roman1" style:font-size-asian="11pt" style:font-weight-asian="bold" style:font-name-complex="Times New Roman1"/>
    </style:style>
    <style:style style:name="T6" style:family="text">
      <style:text-properties fo:color="#00000a" fo:font-size="11pt" fo:letter-spacing="normal" fo:background-color="#ffffff" loext:char-shading-value="0" style:font-size-asian="11pt"/>
    </style:style>
    <style:style style:name="T7" style:family="text">
      <style:text-properties fo:color="#00000a" style:font-name="Times" fo:font-size="11pt" fo:letter-spacing="normal" fo:background-color="#ffffff" loext:char-shading-value="0" style:font-name-asian="Times1" style:font-size-asian="11pt" style:font-name-complex="Times1"/>
    </style:style>
    <style:style style:name="T8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9" style:family="text">
      <style:text-properties fo:color="#0000ff" style:font-name="Times" fo:font-size="11pt" fo:letter-spacing="normal" fo:font-style="italic" fo:background-color="#ffffff" loext:char-shading-value="0" style:font-name-asian="Times1" style:font-size-asian="11pt" style:font-style-asian="italic" style:font-name-complex="Times1"/>
    </style:style>
    <style:style style:name="T10" style:family="text">
      <style:text-properties fo:color="#0000ff" style:font-name="Times" fo:font-size="11pt" fo:letter-spacing="normal" fo:font-style="italic" fo:font-weight="bold" fo:background-color="#ffffff" loext:char-shading-value="0" style:font-name-asian="Times1" style:font-size-asian="11pt" style:font-style-asian="italic" style:font-weight-asian="bold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driano’s Project</text:span></text:p>
      <text:p text:style-name="P1"><text:span text:style-name="T1">Vision</text:span></text:p>
      <text:p text:style-name="P3"/>
      <text:list xml:id="list5691785404917312867" text:style-name="WWNum3">
        <text:list-item>
          <text:p text:style-name="P11"><text:span text:style-name="T2">Introduction</text:span></text:p>
        </text:list-item>
      </text:list>
      <text:p text:style-name="P2"><text:span text:style-name="T4">Foi feita uma entrevista com o desenvolvedor e um tester no dia 07/03/2014 para a avaliação do problema da empresa que estava se tornando recorrente. De acordo com o necessário deverá ser criado um projeto para solução do problema da empresa.</text:span></text:p>
      <text:list xml:id="list3616482079826127818" text:style-name="WWNum5">
        <text:list-item>
          <text:p text:style-name="P12"><text:span text:style-name="T2">Positioning</text:span></text:p>
        </text:list-item>
      </text:list>
      <text:p text:style-name="P3"/>
      <text:list xml:id="list3955947574334696520" text:style-name="WWNum7">
        <text:list-item>
          <text:p text:style-name="P13"><text:span text:style-name="T3">Problem Statement</text:span></text:p>
        </text:list-item>
      </text:list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<text:span text:style-name="T4">The problem of</text:span></text:p>
          </table:table-cell>
          <table:table-cell table:style-name="Tabela1.B1" office:value-type="string">
            <text:p text:style-name="P6"><text:span text:style-name="T7">Os projetos enviados estão com problemas causando invasões no sistema</text:span></text:p>
          </table:table-cell>
        </table:table-row>
        <table:table-row table:style-name="Tabela1.1">
          <table:table-cell table:style-name="Tabela1.A2" office:value-type="string">
            <text:p text:style-name="P19"><text:span text:style-name="T4">affects</text:span></text:p>
          </table:table-cell>
          <table:table-cell table:style-name="Tabela1.B2" office:value-type="string">
            <text:p text:style-name="P6"><text:span text:style-name="T7">Usuários e empresa</text:span></text:p>
          </table:table-cell>
        </table:table-row>
        <table:table-row table:style-name="Tabela1.1">
          <table:table-cell table:style-name="Tabela1.A2" office:value-type="string">
            <text:p text:style-name="P19"><text:span text:style-name="T4">the impact of which is</text:span></text:p>
          </table:table-cell>
          <table:table-cell table:style-name="Tabela1.B2" office:value-type="string">
            <text:p text:style-name="P6"><text:span text:style-name="T7">Roubo de dados sigilosos da empresa</text:span></text:p>
          </table:table-cell>
        </table:table-row>
        <table:table-row table:style-name="Tabela1.1">
          <table:table-cell table:style-name="Tabela1.A2" office:value-type="string">
            <text:p text:style-name="P20"><text:span text:style-name="T4">a successful solution would be</text:span></text:p>
          </table:table-cell>
          <table:table-cell table:style-name="Tabela1.B2" office:value-type="string">
            <text:p text:style-name="P6"><text:span text:style-name="T7">Uso de tecnologias mais atuais e sistemas mais protegidos.</text:span></text:p>
          </table:table-cell>
        </table:table-row>
      </table:table>
      <text:list xml:id="list6830379157656737301" text:style-name="WWNum23">
        <text:list-item>
          <text:p text:style-name="P14"><text:span text:style-name="T3">Product Position Statement</text:span></text:p>
        </text:list-item>
      </text:list>
      <text:p text:style-name="P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<text:span text:style-name="T4">For</text:span></text:p>
          </table:table-cell>
          <table:table-cell table:style-name="Tabela2.B1" office:value-type="string">
            <text:p text:style-name="P6"><text:span text:style-name="T7">Empresa e usuários</text:span></text:p>
          </table:table-cell>
        </table:table-row>
        <table:table-row table:style-name="Tabela2.1">
          <table:table-cell table:style-name="Tabela2.A2" office:value-type="string">
            <text:p text:style-name="P19"><text:span text:style-name="T4">Who</text:span></text:p>
          </table:table-cell>
          <table:table-cell table:style-name="Tabela2.B2" office:value-type="string">
            <text:p text:style-name="P6"><text:span text:style-name="T7">Precisam de um sistema para melhorar a segurança dos Projetos</text:span></text:p>
          </table:table-cell>
        </table:table-row>
        <table:table-row table:style-name="Tabela2.1">
          <table:table-cell table:style-name="Tabela2.A2" office:value-type="string">
            <text:p text:style-name="P19"><text:span text:style-name="T4">The Gama Security</text:span></text:p>
          </table:table-cell>
          <table:table-cell table:style-name="Tabela2.B2" office:value-type="string">
            <text:p text:style-name="P6"><text:span text:style-name="T7">Gerenciador de Banco de Dados</text:span></text:p>
          </table:table-cell>
        </table:table-row>
        <table:table-row table:style-name="Tabela2.1">
          <table:table-cell table:style-name="Tabela2.A2" office:value-type="string">
            <text:p text:style-name="P19"><text:span text:style-name="T4">That</text:span></text:p>
          </table:table-cell>
          <table:table-cell table:style-name="Tabela2.B2" office:value-type="string">
            <text:p text:style-name="P6"><text:span text:style-name="T7">Possuindo um Sistema para gerenciar o banco de dados, irá melhorar a segurança do sistema e a proteção de informações</text:span></text:p>
          </table:table-cell>
        </table:table-row>
        <table:table-row table:style-name="Tabela2.1">
          <table:table-cell table:style-name="Tabela2.A2" office:value-type="string">
            <text:p text:style-name="P19"><text:span text:style-name="T4">Unlike</text:span></text:p>
          </table:table-cell>
          <table:table-cell table:style-name="Tabela2.B2" office:value-type="string">
            <text:p text:style-name="P20"><text:span text:style-name="T4">Roubo de dados Sigilosos</text:span></text:p>
          </table:table-cell>
        </table:table-row>
        <table:table-row table:style-name="Tabela2.1">
          <table:table-cell table:style-name="Tabela2.A6" office:value-type="string">
            <text:p text:style-name="P20"><text:span text:style-name="T4">Our product</text:span></text:p>
          </table:table-cell>
          <table:table-cell table:style-name="Tabela2.B6" office:value-type="string">
            <text:p text:style-name="P6"><text:span text:style-name="T7">Criptografa o banco de dados para prevenir roubos.</text:span></text:p>
          </table:table-cell>
        </table:table-row>
      </table:table>
      <text:list xml:id="list7677664448564868001" text:style-name="WWNum46">
        <text:list-item>
          <text:p text:style-name="P15"><text:span text:style-name="T2">Stakeholder Descriptions</text:span></text:p>
        </text:list-item>
        <text:list-item>
          <text:p text:style-name="P15"><text:span text:style-name="T3">Stakeholder Summary</text:span></text:p>
        </text:list-item>
      </text:list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"><text:span text:style-name="T5">Name</text:span></text:p>
          </table:table-cell>
          <table:table-cell table:style-name="Tabela3.A1" office:value-type="string">
            <text:p text:style-name="P2"><text:span text:style-name="T5">Description</text:span></text:p>
          </table:table-cell>
          <table:table-cell table:style-name="Tabela3.A1" office:value-type="string">
            <text:p text:style-name="P2"><text:span text:style-name="T5">Responsibilities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4">Desenvolvedor 1</text:span></text:p>
          </table:table-cell>
          <table:table-cell table:style-name="Tabela3.A1" office:value-type="string">
            <text:p text:style-name="P6"><text:span text:style-name="T7">Desenvolve aplicações.</text:span></text:p>
          </table:table-cell>
          <table:table-cell table:style-name="Tabela3.A1" office:value-type="string">
            <text:p text:style-name="P6"><text:span text:style-name="T7">Não deixar falhas no projeto para evitar invasões.</text:span></text:p>
          </table:table-cell>
        </table:table-row>
        <table:table-row table:style-name="Tabela3.1">
          <table:table-cell table:style-name="Tabela3.A1" office:value-type="string">
            <text:p text:style-name="P7"><text:span text:style-name="T4">Testador</text:span></text:p>
          </table:table-cell>
          <table:table-cell table:style-name="Tabela3.A1" office:value-type="string">
            <text:p text:style-name="P6"><text:span text:style-name="T7">Testa Aplicações desenvolvidas</text:span></text:p>
          </table:table-cell>
          <table:table-cell table:style-name="Tabela3.A1" office:value-type="string">
            <text:p text:style-name="P6"><text:span text:style-name="T7">Procurar falhas nas aplicações e mandar relatório de falhas.</text:span>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/>
          </table:table-cell>
        </table:table-row>
      </table:table>
      <text:p text:style-name="P21"/>
      <text:p text:style-name="P21"/>
      <text:p text:style-name="P21"><text:soft-page-break/></text:p>
      <text:list xml:id="list1470816259384602901" text:style-name="WWNum62">
        <text:list-item>
          <text:p text:style-name="P16"><text:span text:style-name="T3">User Environment</text:span></text:p>
        </text:list-item>
      </text:list>
      <text:p text:style-name="P3"/>
      <text:list xml:id="list1163330700624125734" text:style-name="WWNum64">
        <text:list-item>
          <text:p text:style-name="P17"><text:span text:style-name="T2">Product Overview</text:span></text:p>
        </text:list-item>
        <text:list-item>
          <text:p text:style-name="P17"><text:span text:style-name="T3">Needs and Features</text:span></text:p>
        </text:list-item>
      </text:list>
      <text:p text:style-name="P6"><text:span text:style-name="T9">[Avoid design. Keep feature descriptions at a general level. Focus on capabilities needed and why (not how)<text:tab/> they should be implemented. Capture the stakeholder priority and planned release for each feature.]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"><text:span text:style-name="T5">Need</text:span></text:p>
          </table:table-cell>
          <table:table-cell table:style-name="Tabela4.A1" office:value-type="string">
            <text:p text:style-name="P7"><text:span text:style-name="T5">Priority</text:span></text:p>
          </table:table-cell>
          <table:table-cell table:style-name="Tabela4.A1" office:value-type="string">
            <text:p text:style-name="P7"><text:span text:style-name="T5">Features</text:span></text:p>
          </table:table-cell>
          <table:table-cell table:style-name="Tabela4.A1" office:value-type="string">
            <text:p text:style-name="P7"><text:span text:style-name="T5">Planned Release</text:span></text:p>
          </table:table-cell>
        </table:table-row>
        <table:table-row table:style-name="Tabela4.1">
          <table:table-cell table:style-name="Tabela4.A1" office:value-type="string">
            <text:p text:style-name="P7"><text:span text:style-name="T8">Implementação do Login</text:span></text:p>
          </table:table-cell>
          <table:table-cell table:style-name="Tabela4.A1" office:value-type="string">
            <text:p text:style-name="P7"><text:span text:style-name="T8">1.0</text:span></text:p>
          </table:table-cell>
          <table:table-cell table:style-name="Tabela4.A1" office:value-type="string">
            <text:p text:style-name="P7"><text:span text:style-name="T8">Melhor Criptografia.</text:span></text:p>
          </table:table-cell>
          <table:table-cell table:style-name="Tabela4.A1" office:value-type="string">
            <text:p text:style-name="P7"><text:span text:style-name="T8">1.0</text:span></text:p>
          </table:table-cell>
        </table:table-row>
        <table:table-row table:style-name="Tabela4.1">
          <table:table-cell table:style-name="Tabela4.A1" office:value-type="string">
            <text:p text:style-name="P10"><text:span text:style-name="T8">Implementação do Cadastro</text:span></text:p>
          </table:table-cell>
          <table:table-cell table:style-name="Tabela4.A1" office:value-type="string">
            <text:p text:style-name="P10"><text:span text:style-name="T8">1.0</text:span></text:p>
          </table:table-cell>
          <table:table-cell table:style-name="Tabela4.A1" office:value-type="string">
            <text:p text:style-name="P10"><text:span text:style-name="T8">Com Criptografia.</text:span></text:p>
          </table:table-cell>
          <table:table-cell table:style-name="Tabela4.A1" office:value-type="string">
            <text:p text:style-name="P10"><text:span text:style-name="T8">2.0</text:span></text:p>
          </table:table-cell>
        </table:table-row>
      </table:table>
      <text:p text:style-name="P21"/>
      <text:list xml:id="list6039209886488788808" text:style-name="WWNum75">
        <text:list-item>
          <text:p text:style-name="P18"><text:span text:style-name="T2">Other Product Requirements</text:span></text:p>
        </text:list-item>
      </text:list>
      <text:p text:style-name="P6"><text:span text:style-name="T9">[At a high level, list applicable standards, hardware, or platform requirements; performance requirements; and environmental requirements.</text:span></text:p>
      <text:p text:style-name="P6"><text:span text:style-name="T9">Define the quality ranges for performance, robustness, fault tolerance, usability, and similar characteristics that are not captured in the Feature Set.</text:span></text:p>
      <text:p text:style-name="P6"><text:span text:style-name="T9">Note any design constraints, external constraints, assumptions or other dependencies that, if changed, will alter the </text:span><text:span text:style-name="T10">Vision </text:span><text:span text:style-name="T9">document. For example, an assumption may state that a specific operating system will be available for the hardware designated for the software product. If the operating system is not available, the </text:span><text:span text:style-name="T10">Vision</text:span><text:span text:style-name="T9"> document will need to change.</text:span></text:p>
      <text:p text:style-name="P6"><text:span text:style-name="T9">Define any specific documentation requirements, including user manuals, online help, installation, labeling, and packaging requirements.</text:span></text:p>
      <text:p text:style-name="P6"><text:span text:style-name="T9">Define the priority of these other product requirements. Include, if useful, attributes such as stability, benefit, effort, and risk.]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7"><text:span text:style-name="T5">Requirement</text:span></text:p>
          </table:table-cell>
          <table:table-cell table:style-name="Tabela5.A1" office:value-type="string">
            <text:p text:style-name="P7"><text:span text:style-name="T5">Priority</text:span></text:p>
          </table:table-cell>
          <table:table-cell table:style-name="Tabela5.A1" office:value-type="string">
            <text:p text:style-name="P7"><text:span text:style-name="T5">Planned Release</text:span></text:p>
          </table:table-cell>
        </table:table-row>
        <table:table-row table:style-name="Tabela5.1"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63" meta:word-count="383" meta:character-count="2564" meta:non-whitespace-character-count="2253"/>
    <meta:generator>LibreOffice/4.2.4.2$Windows_x86 LibreOffice_project/63150712c6d317d27ce2db16eb94c2f3d7b699f8</meta:generator>
  </office:meta>
</office:document-meta>
</file>